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d82b"/>
    </style:style>
    <style:style style:name="P2" style:family="paragraph" style:parent-style-name="Heading_20_1">
      <style:paragraph-properties fo:break-before="page"/>
      <style:text-properties officeooo:rsid="0015d82b" officeooo:paragraph-rsid="0015d82b"/>
    </style:style>
    <style:style style:name="P3" style:family="paragraph" style:parent-style-name="Heading_20_1" style:list-style-name=""/>
    <style:style style:name="P4" style:family="paragraph" style:parent-style-name="Heading_20_1" style:list-style-name="">
      <style:paragraph-properties fo:break-before="page"/>
      <style:text-properties officeooo:paragraph-rsid="0019efbc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officeooo:rsid="00217661"/>
    </style:style>
    <style:style style:name="T2" style:family="text">
      <style:text-properties officeooo:rsid="001c186c"/>
    </style:style>
    <style:style style:name="T3" style:family="text">
      <style:text-properties officeooo:rsid="001c6c1c"/>
    </style:style>
    <style:style style:name="T4" style:family="text">
      <style:text-properties officeooo:rsid="001da892"/>
    </style:style>
    <style:style style:name="T5" style:family="text">
      <style:text-properties officeooo:rsid="001f3fce"/>
    </style:style>
    <style:style style:name="T6" style:family="text">
      <style:text-properties officeooo:rsid="001ffb64"/>
    </style:style>
    <style:style style:name="T7" style:family="text">
      <style:text-properties officeooo:rsid="00209a06"/>
    </style:style>
    <style:style style:name="T8" style:family="text">
      <style:text-properties officeooo:rsid="0019af99"/>
    </style:style>
    <style:style style:name="T9" style:family="text">
      <style:text-properties officeooo:rsid="001b35fc"/>
    </style:style>
    <style:style style:name="T10" style:family="text">
      <style:text-properties officeooo:rsid="002996e9"/>
    </style:style>
    <style:style style:name="T11" style:family="text">
      <style:text-properties officeooo:rsid="0029c7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bability</text:p>
      <text:h text:style-name="Heading_20_1" text:outline-level="1"/>
      <text:h text:style-name="P2" text:outline-level="1">Basics</text:h>
      <text:p text:style-name="P1">1. <text:span text:style-name="T8">Given a data set of ages, answer the following questions:</text:span></text:p>
      <text:p text:style-name="P1">2. <text:span text:style-name="T8">If you selected one individual at random from this group, what is the probability that this person's age would be 15?</text:span></text:p>
      <text:p text:style-name="P1">3. <text:span text:style-name="T8">What is the most probable age from the group?</text:span></text:p>
      <text:p text:style-name="P1">4. <text:span text:style-name="T8">What is the median age of a group?</text:span></text:p>
      <text:p text:style-name="P1">5. <text:span text:style-name="T8">What is the average age / mean age?</text:span></text:p>
      <text:p text:style-name="P1">6. <text:span text:style-name="T9">What is the average of the ages?</text:span></text:p>
      <text:p text:style-name="P1">7. <text:span text:style-name="T2">Find the standard deviation of the distribution?</text:span></text:p>
      <text:p text:style-name="P1"/>
      <text:p text:style-name="P1">55. <text:span text:style-name="T10">Consider the first 25 digits of PI.</text:span></text:p>
      <text:p text:style-name="P1">56. <text:span text:style-name="T11">W</text:span><text:span text:style-name="T10">hat are the probabilities of getting each of the 10 digits?</text:span></text:p>
      <text:p text:style-name="P1">57. <text:span text:style-name="T11">What is the most probable number?</text:span></text:p>
      <text:p text:style-name="P1">58. <text:span text:style-name="T11">What is the median digit?</text:span></text:p>
      <text:p text:style-name="P1">59. <text:span text:style-name="T11">What is the average value?</text:span></text:p>
      <text:p text:style-name="P1">60. <text:span text:style-name="T11">Find the standard deviation for this distribution.</text:span></text:p>
      <text:p text:style-name="P1"/>
      <text:h text:style-name="P3" text:outline-level="1"/>
      <text:h text:style-name="P5" text:outline-level="1">Probability</text:h>
      <text:p text:style-name="P1">8. <text:span text:style-name="T2">Given a set of photos depicting a rock falling off a mountian, measure the distance the rock travels through the photos.</text:span></text:p>
      <text:p text:style-name="P1">9. <text:span text:style-name="T3">Find the expectation values for &lt;y&gt;, &lt;y^2&gt; and Δy.</text:span></text:p>
      <text:p text:style-name="P1">10. <text:span text:style-name="T3">What is the probability that a photograph selected at random would show a distance (y) one standard deviation from the average?</text:span></text:p>
      <text:p text:style-name="P1"/>
      <text:p text:style-name="P1">11. <text:span text:style-name="T3">Consider a Gaussian distribution p (x)</text:span></text:p>
      <text:p text:style-name="P1">12. <text:span text:style-name="T3">p (x) = A e (-λ (x = a)^2)</text:span></text:p>
      <text:p text:style-name="P1">13. <text:span text:style-name="T3">What is the value of (A)?</text:span></text:p>
      <text:p text:style-name="P1">14. <text:span text:style-name="T3">Find <text:s/>the expectation values of &lt;x&gt;, &lt;x^2&gt; and Δx.</text:span></text:p>
      <text:p text:style-name="P1">15. <text:span text:style-name="T4">Graph p(x).</text:span></text:p>
      <text:p text:style-name="P1"/>
      <text:p text:style-name="P1">16. <text:span text:style-name="T4">At time (t = 0) a particle is represented by the wave function (w)</text:span></text:p>
      <text:p text:style-name="P1">17. <text:span text:style-name="T4">w (x, t) = </text:span></text:p>
      <text:p text:style-name="P1">18. <text:span text:style-name="T5"><text:s/>= { 0, x &lt; 0</text:span></text:p>
      <text:p text:style-name="P1">19. <text:span text:style-name="T5"><text:s/>= {</text:span><text:span text:style-name="T4"> A (x</text:span><text:span text:style-name="T5"> </text:span><text:span text:style-name="T4">/</text:span><text:span text:style-name="T5"> </text:span><text:span text:style-name="T4">a), x = 0 .. a</text:span></text:p>
      <text:p text:style-name="P1">20. <text:span text:style-name="T5"><text:s/>= { A (b - x) / (b - a), </text:span><text:span text:style-name="T4">x = </text:span><text:span text:style-name="T5">a</text:span><text:span text:style-name="T4"> .. </text:span><text:span text:style-name="T5">b</text:span></text:p>
      <text:p text:style-name="P1">21. <text:span text:style-name="T5"><text:s/>= { 0, x &gt; b</text:span></text:p>
      <text:p text:style-name="P1">22. <text:span text:style-name="T5">Normalize (A) in terms of (a and b)</text:span><text:span text:style-name="T6">.</text:span></text:p>
      <text:p text:style-name="P1"><text:soft-page-break/>23. <text:span text:style-name="T5">Sketch (w) at time (t = 0) as a function of (x)</text:span><text:span text:style-name="T6">.</text:span></text:p>
      <text:p text:style-name="P1">24. <text:span text:style-name="T5">Where is the particle most likely to be found</text:span><text:span text:style-name="T6"> at time (t = 0)?</text:span></text:p>
      <text:p text:style-name="P1">25. <text:span text:style-name="T7">What is the probability of finding the particle to the left of (a)?</text:span></text:p>
      <text:p text:style-name="P1">26. <text:span text:style-name="T7">Check your results using the limiting cases (b -&gt; a and b -&gt; 2a).</text:span></text:p>
      <text:p text:style-name="P1">27. <text:span text:style-name="T7">What is the expectation value of &lt;x&gt;.</text:span></text:p>
      <text:p text:style-name="P1"/>
      <text:h text:style-name="Heading_20_1" text:outline-level="1">Probability Densities</text:h>
      <text:h text:style-name="Heading_20_1" text:outline-level="1">Statistical Interpretation</text:h>
      <text:h text:style-name="Heading_20_1" text:outline-level="1">Discrete Variables</text:h>
      <text:h text:style-name="Heading_20_1" text:outline-level="1">Continuous Variables</text:h>
      <text:h text:style-name="Heading_20_1" text:outline-level="1">Normalization</text:h>
      <text:p text:style-name="Text_20_body"/>
      <text:p text:style-name="P1">28. <text:span text:style-name="T1">Given the following function for (w) that satisfies the Schroedinger equation:</text:span></text:p>
      <text:p text:style-name="P1">29. <text:span text:style-name="T1">w (x, t) = A exp (-λ |x| ) exp (-i wt)</text:span></text:p>
      <text:p text:style-name="P1">30. <text:span text:style-name="T1">Normalize (w)</text:span></text:p>
      <text:p text:style-name="P1"><text:soft-page-break/>31. <text:span text:style-name="T1">Determine the expectation value of &lt;x&gt; and &lt;x^2&gt;</text:span></text:p>
      <text:p text:style-name="P1">32. <text:span text:style-name="T1">Find (Δx)</text:span></text:p>
      <text:p text:style-name="P1">33. <text:span text:style-name="T1">Sketch | w (x) |^2 </text:span></text:p>
      <text:p text:style-name="P1">34. <text:span text:style-name="T1">Indicate on the graph where ( &lt;x&gt; - a ) and ( &lt;x&gt; + a ) are located.</text:span></text:p>
      <text:p text:style-name="P1">35. <text:span text:style-name="T1">What is the probability that a particle would be found outside <text:s/>(+/- a)?</text:span></text:p>
      <text:p text:style-name="P1"/>
      <text:h text:style-name="Heading_20_1" text:outline-level="1">Probability Distribution</text:h>
      <text:h text:style-name="Heading_20_1" text:outline-level="1">Conservation of Probability</text:h>
      <text:h text:style-name="Heading_20_1" text:outline-level="1">Continuum Limit</text:h>
      <text:h text:style-name="Heading_20_1" text:outline-level="1"/>
      <text:h text:style-name="Heading_20_1" text:outline-level="1">Gaussian Distribution</text:h>
      <text:h text:style-name="P4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18T10:07:33.972957002</dc:date>
    <meta:editing-duration>P8DT11H56M13S</meta:editing-duration>
    <meta:editing-cycles>7</meta:editing-cycles>
    <meta:document-statistic meta:table-count="0" meta:image-count="0" meta:object-count="0" meta:page-count="6" meta:paragraph-count="53" meta:word-count="451" meta:character-count="2237" meta:non-whitespace-character-count="1831"/>
  </office:meta>
</office:document-meta>
</file>